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uk" fo:country="UA" style:font-name-asian="Times New Roman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1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2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25af8" style:font-name-asian="Times New Roman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Times New Roman"/>
    </style:style>
    <style:style style:name="P16" style:family="paragraph" style:parent-style-name="Standard">
      <style:paragraph-properties fo:break-before="page"/>
    </style:style>
    <style:style style:name="T1" style:family="text">
      <style:text-properties style:font-name="Times New Roman" fo:language="uk" fo:country="UA"/>
    </style:style>
    <style:style style:name="T2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3" style:family="text">
      <style:text-properties style:font-name="Times New Roman" fo:language="uk" fo:country="UA" style:font-size-complex="14pt"/>
    </style:style>
    <style:style style:name="T4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5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uk" fo:country="UA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10" style:family="text">
      <style:text-properties style:font-name="Times New Roman" fo:language="uk" fo:country="UA" fo:font-weight="normal" style:font-weight-asian="normal" style:font-name-complex="Times New Roman" style:font-weight-complex="normal"/>
    </style:style>
    <style:style style:name="T11" style:family="text">
      <style:text-properties style:font-name="Times New Roman" fo:language="uk" fo:country="UA" style:font-name-complex="Times New Roman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officeooo:rsid="0032f805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4cm" draw:visible-area-height="5.004cm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/text:p>
      <text:p text:style-name="P1"><text:span text:style-name="Основной_20_шрифт_20_абзаца"><text:span text:style-name="T1"><draw:frame draw:style-name="fr1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Основной_20_шрифт_20_абзаца"><text:span text:style-name="T2">Лабораторна робота №2</text:span></text:span></text:p>
      <text:p text:style-name="P7"><text:span text:style-name="Основной_20_шрифт_20_абзаца"><text:span text:style-name="T4"><text:line-break/></text:span></text:span><text:span text:style-name="Основной_20_шрифт_20_абзаца"><text:span text:style-name="T2">з дисципліни «Професійна практика програмної інженерії</text:span></text:span><text:span text:style-name="Основной_20_шрифт_20_абзаца"><text:span text:style-name="T5">»</text:span></text:span></text:p>
      <text:p text:style-name="P6"/>
      <text:p text:style-name="P13"><text:span text:style-name="T6">на тему: “</text:span><text:span text:style-name="Основной_20_шрифт_20_абзаца"><text:span text:style-name="T7">Реалізація проекту у відповідності до розроблених специфікацій</text:span></text:span><text:span text:style-name="T6">”</text:span></text:p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</text:p>
      <text:p text:style-name="P9"/>
      <text:p text:style-name="P9">Прийняла:</text:p>
      <text:p text:style-name="P10">Шаповал І.В.</text:p>
      <text:p text:style-name="P11"><text:tab/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>Дніпро, 2021</text:span></text:span></text:p>
      <text:p text:style-name="P16"><text:span text:style-name="Основной_20_шрифт_20_абзаца"><text:span text:style-name="T9">Тема. </text:span></text:span><text:span text:style-name="Основной_20_шрифт_20_абзаца"><text:span text:style-name="T10">Реалізація проекту у відповідності до розроблених специфікацій.</text:span></text:span></text:p>
      <text:p text:style-name="Standard"><text:span text:style-name="Основной_20_шрифт_20_абзаца"><text:span text:style-name="T9">Мета. </text:span></text:span><text:span text:style-name="Основной_20_шрифт_20_абзаца"><text:span text:style-name="T8">Отримання навичок щодо вибору мови програмування, командної розробки та оцінки прийнятих рішень на початкових етапах.</text:span></text:span></text:p>
      <text:p text:style-name="Standard"><text:span text:style-name="Основной_20_шрифт_20_абзаца"><text:span text:style-name="T9">Завдання. </text:span></text:span><text:span text:style-name="Основной_20_шрифт_20_абзаца"><text:span text:style-name="T11">10. Бібліотека з обробки графів. Пошук в ширину, глибину, Ейлерові шляхи.</text:span></text:span></text:p>
      <text:p text:style-name="Standard"><text:span text:style-name="Основной_20_шрифт_20_абзаца"><text:span text:style-name="T12">Текст програми. </text:span></text:span><text:a xlink:type="simple" xlink:href="https://github.com/dazzlemon/diit_121-ipz_y2_pppi/tree/main/2/simple_graph_library" text:style-name="Internet_20_link" text:visited-style-name="Visited_20_Internet_20_Link"><text:span text:style-name="Основной_20_шрифт_20_абзаца"><text:span text:style-name="T13">github</text:span></text:span></text:a></text:p>
      <text:p text:style-name="Heading_20_1">Обґрунтування вибору мови програмування.</text:p>
      <text:p text:style-name="P14">Була обрана мова програмування С++. Однією з причин стала вже існуючу бібліотека BGL(Boost Graph Library). Також алгоритми, розроблені у ції бібліотеці дещо коштовні, тож портібна була швидка иова програмування. І оста<text:span text:style-name="T14">точною причиною став існуючий досвід у та знання цієї мови.</text:span></text:p>
      <text:p text:style-name="Heading_20_1">Розгорнуті приклади, що демонструють працездатність розробки.</text:p>
      <text:p text:style-name="P14">Для бібліотеки були розроблені тести, які автоматично виконуються при її зборці та видають повідомлення про помілку якщо хоч один з тестів не пройщов(успішно).</text:p>
      <text:p text:style-name="Heading_20_1">Аналіз відповідності реалізації розробленим специфікаціям з ЛР1.</text:p>
      <text:p text:style-name="P14">Бібліотека відповідає наведеним раніше вимогам за наступними виключенями:</text:p>
      <text:list xml:id="list4199946496" text:style-name="L6">
        <text:list-item>
          <text:p text:style-name="P15">Функції алгоритмів стали методами відповідниз класів і втратили аргумент об’єкту графу(він все одн опередається у метод неявно у вигляді this).</text:p>
        </text:list-item>
        <text:list-item>
          <text:p text:style-name="P15">Реалізований тілки ненапрвлений граф.</text:p>
        </text:list-item>
        <text:list-item>
          <text:p text:style-name="P15">Змінилися типи функцій з range на vector(range не є інтерфейсом, а концептом тому його не можна вказати як тип функції).</text:p>
        </text:list-item>
        <text:list-item>
          <text:p text:style-name="P15">Несуттево змінилися деякі назви методів та класів(для покращення читабюельності).</text:p>
        </text:list-item>
      </text:list>
      <text:p text:style-name="Heading_20_1"><text:span text:style-name="Основной_20_шрифт_20_абзаца">Виснов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0-09-04T12:06:00Z</meta:creation-date>
    <dc:date>2021-04-09T02:55:00.620718828</dc:date>
    <meta:editing-cycles>225</meta:editing-cycles>
    <meta:editing-duration>PT11H52M7S</meta:editing-duration>
    <meta:document-statistic meta:table-count="0" meta:image-count="0" meta:object-count="1" meta:page-count="2" meta:paragraph-count="29" meta:word-count="230" meta:character-count="1744" meta:non-whitespace-character-count="1543"/>
    <meta:template xlink:type="simple" xlink:actuate="onRequest" xlink:title="" xlink:href="Normal"/>
  </office:meta>
</office:document-meta>
</file>